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Moteur">
      <style:table-cell-properties fo:background-color="transparent" fo:wrap-option="wrap" fo:border="0.06pt solid #000000"/>
    </style:style>
    <style:style style:name="ce4" style:family="table-cell" style:parent-style-name="Default">
      <style:table-cell-properties fo:wrap-option="wrap" fo:border="0.06pt solid #000000" style:shrink-to-fit="true"/>
    </style:style>
    <style:style style:name="ce5" style:family="table-cell" style:parent-style-name="Ini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wrap-option="wrap" fo:border="0.06pt solid #000000"/>
    </style:style>
    <style:style style:name="ce7" style:family="table-cell" style:parent-style-name="Dest">
      <style:table-cell-properties fo:background-color="transparent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66ff00" fo:wrap-option="wrap" fo:border="0.06pt solid #000000"/>
    </style:style>
    <style:style style:name="ce10" style:family="table-cell" style:parent-style-name="Default">
      <style:table-cell-properties fo:background-color="#ff0000" fo:wrap-option="wrap" fo:border="0.06pt solid #000000"/>
    </style:style>
    <style:style style:name="ce11" style:family="table-cell" style:parent-style-name="Default">
      <style:table-cell-properties fo:background-color="#ff3300" fo:wrap-option="wrap" fo:border="0.06pt solid #000000"/>
    </style:style>
    <style:style style:name="ce12" style:family="table-cell" style:parent-style-name="Default">
      <style:table-cell-properties fo:background-color="#ff3300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8"/>
        <table:table-column table:style-name="co2" table:number-columns-repeated="1019" table:default-cell-style-name="ce8"/>
        <table:table-row table:style-name="ro1">
          <table:table-cell table:style-name="ce1" office:value-type="string" calcext:value-type="string">
            <text:p>Tableau des actions de la tache Mère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Tableau des actions de la tache Feux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Numéro</text:p>
          </table:table-cell>
          <table:table-cell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Numér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éer handler masquage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réer handler masquage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quer SIGINT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asquer SIGINT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quer SIGUSR2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asquer SIGUSR2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quer SIGCHLD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réer handler fin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éer handler Fin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Armer SIGUSR2 sur Fin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réation de l'écran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Écrire les temps dans la mémoire partagée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nitialisation du clavier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Écrire les états des feux dans la mémoire si changement</text:p>
          </table:table-cell>
          <table:table-cell table:style-name="ce11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éation de la bal VoituresCrees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Mettre à jour l'affichage</text:p>
          </table:table-cell>
          <table:table-cell table:style-name="ce11" office:value-type="string" calcext:value-type="string">
            <text:p>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réation de la mémoire partagé EtatFeuxTempsFeux (4 fragments)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Lire les temps si passage au rouge</text:p>
          </table:table-cell>
          <table:table-cell table:style-name="ce11" office:value-type="string" calcext:value-type="string">
            <text:p>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réation de la tache Heure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Attendre 1s</text:p>
          </table:table-cell>
          <table:table-cell table:style-name="ce12" office:value-type="string" calcext:value-type="string">
            <text:p>m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6" office:value-type="string" calcext:value-type="string">
            <text:p>Création de la tache générateur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Masquer SIGUSR2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éation de la tache feu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Détruire la tache Feux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éation des taches voie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Détruire Fin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éation de la tache clavier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mer SIGCHLD sur Fin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tendre SIGCHLD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cer le menu</text:p>
          </table:table-cell>
          <table:table-cell table:style-name="ce9" office:value-type="string" calcext:value-type="string">
            <text:p>i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quer SIGINT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quer SIGCHLD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opper le menu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truction des taches voies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truction de la tache feu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truction de la tache générateur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Destruction de la tache Heure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truction de la bal VoituresCrees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truction de la mémoire partagée EtatFeux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truction de l'écran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truction du clavier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truction de la tache mère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truction de Fin</text:p>
          </table:table-cell>
          <table:table-cell table:style-name="ce10" office:value-type="string" calcext:value-type="string">
            <text:p>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C1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it" style:family="table-cell" style:parent-style-name="Default">
      <style:table-cell-properties fo:background-color="#00cc00"/>
    </style:style>
    <style:style style:name="Dest" style:family="table-cell" style:parent-style-name="Default">
      <style:table-cell-properties fo:background-color="#ff0000"/>
    </style:style>
    <style:style style:name="Moteur" style:family="table-cell" style:parent-style-name="Default">
      <style:table-cell-properties fo:background-color="#ff660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6:07:27.524361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en Bai</meta:initial-creator>
    <meta:creation-date>2015-03-15T21:28:16.097477003</meta:creation-date>
    <dc:date>2015-03-16T16:08:01.770128095</dc:date>
    <dc:creator>Emilien Bai</dc:creator>
    <meta:editing-duration>PT47M13S</meta:editing-duration>
    <meta:editing-cycles>5</meta:editing-cycles>
    <meta:generator>LibreOffice/4.2.7.2$Linux_X86_64 LibreOffice_project/420m0$Build-2</meta:generator>
    <meta:document-statistic meta:table-count="1" meta:cell-count="136" meta:object-count="0"/>
  </office:meta>
</office:document-meta>
</file>